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0.97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1.367cm" fo:min-width="0.2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1.89cm" fo:min-width="0.64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1e6a39" draw:marker-start-width="0.252cm" draw:marker-end-width="0.252cm" draw:fill="none" draw:textarea-horizontal-align="justify" draw:textarea-vertical-align="middle" draw:auto-grow-height="false" fo:min-height="2.608cm" fo:min-width="1.03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705cm" fo:min-width="0.17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327cm" fo:min-width="0.75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3.154cm" fo:min-width="1.32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4.29cm" fo:min-width="1.94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1.705cm" fo:min-width="0.17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2.327cm" fo:min-width="0.75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3.154cm" fo:min-width="1.32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ea7500" draw:marker-start-width="0.252cm" draw:marker-end-width="0.252cm" draw:fill="none" draw:textarea-horizontal-align="justify" draw:textarea-vertical-align="middle" draw:auto-grow-height="false" fo:min-height="4.29cm" fo:min-width="1.945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0.874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.235cm" fo:min-width="0.21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.716cm" fo:min-width="0.54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2.376cm" fo:min-width="0.908cm" fo:padding-top="0.142cm" fo:padding-bottom="0.142cm" fo:padding-left="0.267cm" fo:padding-right="0.267cm"/>
    </style:style>
    <style:style style:name="gr18" style:family="graphic" style:parent-style-name="standard">
      <style:graphic-properties svg:stroke-color="#666666" draw:fill-color="#3465a4" draw:opacity="71%" draw:textarea-horizontal-align="justify" draw:textarea-vertical-align="middle" draw:auto-grow-height="false" fo:min-height="0.766cm" fo:min-width="3.31cm"/>
      <style:paragraph-properties style:writing-mode="lr-tb"/>
    </style:style>
    <style:style style:name="gr19" style:family="graphic" style:parent-style-name="standard">
      <style:graphic-properties svg:stroke-color="#666666" draw:fill-color="#ea7500" draw:opacity="67%" draw:textarea-horizontal-align="justify" draw:textarea-vertical-align="middle" draw:auto-grow-height="false" fo:min-height="0.766cm" fo:min-width="3.31cm"/>
      <style:paragraph-properties style:writing-mode="lr-tb"/>
    </style:style>
    <style:style style:name="gr20" style:family="graphic" style:parent-style-name="standard">
      <style:graphic-properties svg:stroke-color="#666666" draw:fill-color="#ff0000" draw:opacity="47%" draw:textarea-horizontal-align="justify" draw:textarea-vertical-align="middle" draw:auto-grow-height="false" fo:min-height="0.766cm" fo:min-width="3.691cm"/>
      <style:paragraph-properties style:writing-mode="lr-tb"/>
    </style:style>
    <style:style style:name="gr21" style:family="graphic" style:parent-style-name="standard">
      <style:graphic-properties svg:stroke-color="#ffffff" draw:fill="none" draw:fill-color="#ff0000" draw:textarea-horizontal-align="justify" draw:textarea-vertical-align="middle" draw:auto-grow-height="false" fo:min-height="0.766cm" fo:min-width="3.31cm"/>
      <style:paragraph-properties style:writing-mode="lr-tb"/>
    </style:style>
    <style:style style:name="gr22" style:family="graphic" style:parent-style-name="standard">
      <style:graphic-properties draw:textarea-vertical-align="middle" draw:auto-grow-height="false" fo:min-height="0.004cm" fo:min-width="0cm"/>
    </style:style>
    <style:style style:name="gr23" style:family="graphic" style:parent-style-name="standard">
      <style:graphic-properties svg:stroke-color="#999999" draw:fill-color="#ff0000" draw:textarea-vertical-align="middle" draw:auto-grow-height="false" fo:min-height="0.004cm" fo:min-width="0cm"/>
    </style:style>
    <style:style style:name="gr24" style:family="graphic" style:parent-style-name="standard">
      <style:graphic-properties svg:stroke-color="#999999" draw:fill-color="#ff8000" draw:textarea-vertical-align="middle" draw:auto-grow-height="false" fo:min-height="0.004cm" fo:min-width="0cm"/>
    </style:style>
    <style:style style:name="gr25" style:family="graphic" style:parent-style-name="standard">
      <style:graphic-properties svg:stroke-color="#999999" draw:fill-color="#00a933" draw:textarea-vertical-align="middle" draw:auto-grow-height="false" fo:min-height="0.004cm" fo:min-width="0cm"/>
    </style:style>
    <style:style style:name="gr26" style:family="graphic" style:parent-style-name="standard">
      <style:graphic-properties svg:stroke-color="#666666" draw:fill-color="#158466" draw:opacity="71%" draw:textarea-horizontal-align="justify" draw:textarea-vertical-align="middle" draw:auto-grow-height="false" fo:min-height="0.766cm" fo:min-width="3.3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465a4" draw:opacity="71%"/>
      <style:paragraph-properties fo:text-align="center" style:writing-mode="lr-tb"/>
    </style:style>
    <style:style style:name="P5" style:family="paragraph">
      <loext:graphic-properties draw:fill-color="#ea7500" draw:opacity="67%"/>
      <style:paragraph-properties fo:text-align="center" style:writing-mode="lr-tb"/>
    </style:style>
    <style:style style:name="P6" style:family="paragraph">
      <loext:graphic-properties draw:fill-color="#ff0000" draw:opacity="47%"/>
      <style:paragraph-properties fo:text-align="center" style:writing-mode="lr-tb"/>
    </style:style>
    <style:style style:name="P7" style:family="paragraph">
      <loext:graphic-properties draw:fill="none" draw:fill-color="#ff0000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loext:graphic-properties draw:fill-color="#158466" draw:opacity="71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17.129cm" svg:x2="3.286cm" svg:y2="5.445cm">
          <text:p/>
        </draw:line>
        <draw:line draw:style-name="gr1" draw:text-style-name="P1" draw:layer="layout" svg:x1="3.286cm" svg:y1="17.13cm" svg:x2="18.399cm" svg:y2="17.256cm">
          <text:p/>
        </draw:line>
        <draw:g>
          <draw:custom-shape draw:style-name="gr2" draw:text-style-name="P2" draw:layer="layout" svg:width="0.635cm" svg:height="1.778cm" draw:transform="rotate (-0.181165176357011) translate (4.834cm 8.4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51cm" svg:height="2.333cm" draw:transform="rotate (-0.181165176357011) translate (4.63cm 8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61cm" svg:height="3.072cm" draw:transform="rotate (-0.181165176357011) translate (4.446cm 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215cm" svg:height="4.088cm" draw:transform="rotate (-0.181165176357011) translate (4.284cm 7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005cm" svg:height="2.813cm" draw:transform="skewX (0.000349065850398898) rotate (-1.00094632601875) translate (12.192cm 11.9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821cm" svg:height="3.691cm" draw:transform="rotate (-1.00094632601875) translate (12.342cm 11.3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2.629cm" svg:height="4.86cm" draw:transform="skewX (-0.000174532925199412) rotate (-1.00094632601875) translate (12.616cm 10.6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3.505cm" svg:height="6.468cm" draw:transform="skewX (8.21260741465465E-017) rotate (-1.00094632601875) translate (13.079cm 9.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.005cm" svg:height="2.813cm" draw:transform="skewX (0.000349065850398898) rotate (-0.355349035706046) translate (13.205cm 7.6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.821cm" svg:height="3.691cm" draw:transform="rotate (-0.355349035706046) translate (12.976cm 7.1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629cm" svg:height="4.86cm" draw:transform="skewX (-0.000174532925199485) rotate (-0.355349035706046) translate (12.8cm 6.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505cm" svg:height="6.468cm" draw:transform="skewX (-8.21260741465465E-017) rotate (-0.355349035706046) translate (12.7cm 5.5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2" draw:layer="layout" svg:width="0.585cm" svg:height="1.636cm" draw:transform="skewX (-0.000698131700797731) rotate (-1.56433860856252) translate (7.128cm 15.7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1.058cm" svg:height="2.147cm" draw:transform="rotate (-1.56433860856252) translate (7.382cm 15.5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1.53cm" svg:height="2.826cm" draw:transform="rotate (-1.56433860856252) translate (7.721cm 1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2.038cm" svg:height="3.762cm" draw:transform="rotate (-1.56433860856252) translate (8.191cm 15.0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.005cm" svg:height="2.813cm" draw:transform="skewX (0.000349065850398898) rotate (-0.355349035706046) translate (13.205cm 7.6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.821cm" svg:height="3.691cm" draw:transform="rotate (-0.355349035706046) translate (12.976cm 7.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629cm" svg:height="4.86cm" draw:transform="skewX (-0.000174532925199485) rotate (-0.355349035706046) translate (12.8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505cm" svg:height="6.468cm" draw:transform="skewX (-8.21260741465465E-017) rotate (-0.355349035706046) translate (12.7cm 5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4" draw:layer="layout" svg:width="3.81cm" svg:height="1.016cm" svg:x="3.667cm" svg:y="13.827cm">
          <text:p text:style-name="P3">water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81cm" svg:height="1.016cm" svg:x="13.319cm" svg:y="4.683cm">
          <text:p text:style-name="P3">agriculture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191cm" svg:height="1.016cm" svg:x="12.303cm" svg:y="14.716cm">
          <text:p text:style-name="P3">build up areas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1cm" svg:height="1.016cm" svg:x="8.493cm" svg:y="17.51cm">
          <text:p text:style-name="P3">channel 3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1cm" svg:height="1.016cm" draw:transform="rotate (1.58318816448406) translate (1.913cm 13.033cm)">
          <text:p text:style-name="P3">channel 4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254cm" svg:height="0.254cm" svg:x="4.905cm" svg:y="15.45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6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006cm" svg:y="15.2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2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506cm" svg:y="15.7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006cm" svg:y="15.7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5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4.906cm" svg:y="15.6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306cm" svg:y="15.9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006cm" svg:y="16.2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4.9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6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806cm" svg:y="15.8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6.606cm" svg:y="16.3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7.006cm" svg:y="15.3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7.406cm" svg:y="15.6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5.806cm" svg:y="16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svg:x="4.906cm" svg:y="15.45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982cm 16.5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294cm 16.67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92cm 16.7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687cm 16.59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336cm 16.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845cm 16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409cm 16.84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944cm 16.3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512cm 16.31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751cm 15.9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906cm 16.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236cm 16.46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022cm 16.31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143cm 15.97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5.937cm 17.0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5.488cm 16.81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6.91cm 15.7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8" draw:layer="layout" svg:width="0.254cm" svg:height="0.254cm" draw:transform="rotate (-2.95362069315) translate (7.981cm 16.5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706cm 13.4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192cm 12.9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632cm 13.19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915cm 13.1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339cm 13.1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686cm 12.82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817cm 12.2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851cm 13.5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38cm 12.7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46cm 13.16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995cm 13.6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74cm 12.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62cm 13.0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534cm 12.8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91cm 11.82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585cm 11.7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52cm 13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707cm 13.40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622cm 11.9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239cm 12.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34cm 12.1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58cm 12.19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043cm 12.28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769cm 12.70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747cm 13.2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54cm 11.83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437cm 12.8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351cm 12.4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286cm 11.7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357cm 13.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795cm 12.4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9.938cm 12.87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557cm 13.75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087cm 13.9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292cm 12.1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621cm 11.9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402cm 12.9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888cm 12.42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328cm 12.7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611cm 12.7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35cm 12.70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382cm 12.34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513cm 11.7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547cm 13.0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34cm 12.2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42cm 12.6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691cm 13.2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87cm 11.9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316cm 12.5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23cm 12.32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87cm 11.3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281cm 11.2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48cm 12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403cm 12.92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318cm 11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935cm 12.04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43cm 11.65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154cm 11.71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39cm 11.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65cm 12.21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43cm 12.8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15cm 11.3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133cm 12.3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047cm 11.9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982cm 11.2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053cm 12.66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91cm 11.99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634cm 12.39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253cm 13.27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783cm 13.4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988cm 11.6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317cm 11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821cm 14.1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307cm 13.60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747cm 13.89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03cm 13.89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454cm 13.88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801cm 13.52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932cm 12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966cm 14.2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53cm 13.4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61cm 13.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11cm 14.3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289cm 13.1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735cm 13.7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649cm 13.50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206cm 12.52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cm 12.4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67cm 14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8.822cm 14.1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37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354cm 13.23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849cm 12.83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573cm 12.89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158cm 12.9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884cm 13.40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862cm 13.9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569cm 12.5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552cm 13.5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466cm 13.1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01cm 12.42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472cm 13.85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91cm 13.18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053cm 13.5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672cm 14.4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202cm 14.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0.407cm 12.8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36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976cm 13.91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462cm 13.4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902cm 13.70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85cm 13.69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609cm 13.6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956cm 13.33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087cm 12.7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121cm 14.0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308cm 13.2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316cm 13.67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265cm 14.19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444cm 12.96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89cm 13.5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804cm 13.31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361cm 12.3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855cm 12.2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322cm 13.9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9.977cm 13.9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892cm 12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509cm 13.0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004cm 12.64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728cm 12.70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313cm 12.7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039cm 13.2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017cm 13.79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724cm 12.34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07cm 13.3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621cm 12.93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556cm 12.2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627cm 13.65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065cm 12.98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208cm 13.38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827cm 14.26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357cm 14.4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562cm 12.6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891cm 12.4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672cm 13.4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158cm 12.92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598cm 13.22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881cm 13.21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305cm 13.20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652cm 12.84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783cm 12.2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817cm 13.5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004cm 12.77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012cm 13.19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961cm 13.7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14cm 12.4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586cm 13.0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5cm 12.83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057cm 11.85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551cm 11.7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2.018cm 13.47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673cm 13.43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588cm 11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205cm 12.55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7cm 12.16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424cm 12.22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009cm 12.30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735cm 12.72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713cm 13.31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42cm 11.8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403cm 12.8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317cm 12.4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252cm 11.75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323cm 13.17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761cm 12.5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904cm 12.90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523cm 13.78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053cm 13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258cm 12.1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587cm 11.97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91cm 14.61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577cm 14.11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17cm 14.40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3cm 14.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724cm 14.39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071cm 14.03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202cm 13.46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236cm 14.7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423cm 13.95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431cm 14.37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38cm 14.89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559cm 13.66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005cm 14.24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919cm 14.01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476cm 13.03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97cm 12.9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1.437cm 14.662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0.804596785169386) translate (10.092cm 14.61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007cm 13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624cm 13.73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119cm 13.34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843cm 13.40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428cm 13.4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154cm 13.9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132cm 14.49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839cm 13.04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822cm 14.053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36cm 13.637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671cm 12.935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742cm 14.35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2.18cm 13.689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323cm 14.08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942cm 14.966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472cm 15.138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1.677cm 13.36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9" draw:layer="layout" svg:width="0.254cm" svg:height="0.254cm" draw:transform="rotate (-2.14902390798062) translate (13.006cm 13.154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g>
          <draw:custom-shape draw:style-name="gr24" draw:text-style-name="P10" draw:layer="layout" svg:width="0.254cm" svg:height="0.254cm" draw:transform="rotate (1.22836272755361) translate (11.361cm 11.4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596cm 10.7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206cm 11.25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462cm 11.13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46cm 10.9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14cm 10.4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99cm 9.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55cm 11.48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02cm 10.2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84cm 10.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37cm 11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09cm 9.9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4cm 10.7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79cm 10.1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73cm 9.4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9cm 9.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606cm 10.9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362cm 11.4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18cm 8.88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09cm 9.5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599cm 9.0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71cm 9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028cm 9.4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95cm 9.9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7cm 10.4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19cm 8.8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06cm 10.1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458cm 9.8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021cm 8.8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6cm 10.5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84cm 9.7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265cm 10.4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91cm 10.9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34cm 11.3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29cm 9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17cm 8.88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96cm 10.6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32cm 10.03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643cm 10.5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98cm 10.4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281cm 10.2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5cm 9.7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35cm 9.18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87cm 10.7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38cm 9.5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2cm 9.9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175cm 10.8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46cm 9.2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77cm 9.9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16cm 9.3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08cm 8.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26cm 8.4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42cm 10.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97cm 10.6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54cm 8.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745cm 8.8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35cm 8.2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07cm 8.4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65cm 8.7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87cm 9.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06cm 9.7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55cm 8.12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43cm 9.4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94cm 9.1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58cm 8.0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96cm 9.7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2cm 8.9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02cm 9.7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28cm 10.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71cm 10.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26cm 8.8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53cm 8.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54cm 12.0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9cm 11.3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599cm 11.8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55cm 11.7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238cm 11.5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07cm 11.07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292cm 10.50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43cm 12.07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695cm 10.8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77cm 11.2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131cm 12.1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02cm 10.5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33cm 11.29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172cm 10.7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66cm 9.9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83cm 9.7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99cm 11.4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55cm 12.0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1cm 9.4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702cm 10.1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992cm 9.6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764cm 9.7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21cm 10.0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43cm 10.5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565cm 11.0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12cm 9.4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099cm 10.7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51cm 10.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14cm 9.4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53cm 11.0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77cm 10.3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658cm 11.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584cm 11.5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27cm 11.9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684cm 10.2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09cm 9.4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403cm 9.9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638cm 9.2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248cm 9.7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504cm 9.6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86cm 9.4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55cm 9.0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41cm 8.4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591cm 10.0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45cm 8.8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526cm 9.1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8cm 10.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5cm 8.4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83cm 9.2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22cm 8.6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14cm 7.9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31cm 7.6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648cm 9.4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403cm 9.9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58cm 7.4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51cm 8.1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41cm 7.5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13cm 7.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07cm 7.96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992cm 8.4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13cm 9.0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61cm 7.39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49cm 8.7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499cm 8.3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062cm 7.3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01cm 9.0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925cm 8.2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308cm 8.9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34cm 9.5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75cm 9.8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332cm 8.1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57cm 7.4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39cm 9.2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74cm 8.57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685cm 9.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41cm 8.9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23cm 8.7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91cm 8.2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77cm 7.7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27cm 9.2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81cm 8.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61cm 8.4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217cm 9.3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87cm 7.7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52cm 8.5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57cm 7.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5cm 7.2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67cm 6.9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85cm 8.7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4cm 9.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95cm 6.6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787cm 7.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77cm 6.8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49cm 6.9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505cm 7.2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29cm 7.7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49cm 8.2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97cm 6.66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85cm 8.0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935cm 7.6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98cm 6.6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37cm 8.3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62cm 7.5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44cm 8.2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7cm 8.7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12cm 9.1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68cm 7.4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94cm 6.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96cm 10.5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032cm 9.8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641cm 10.3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897cm 10.2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279cm 10.0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49cm 9.6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35cm 9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985cm 10.6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38cm 9.3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19cm 9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173cm 10.6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43cm 9.0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76cm 9.8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15cm 9.2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407cm 8.5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24cm 8.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41cm 10.0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1.797cm 10.5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52cm 8.0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744cm 8.7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34cm 8.1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07cm 8.31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63cm 8.5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85cm 9.0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06cm 9.5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55cm 7.98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42cm 9.3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891cm 8.97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56cm 7.9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194cm 9.6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318cm 8.8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01cm 9.5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27cm 10.1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269cm 10.4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2.725cm 8.7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51cm 8.0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549cm 9.4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85cm 8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395cm 9.2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651cm 9.1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34cm 8.9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02cm 8.5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87cm 7.9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39cm 9.5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492cm 8.2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672cm 8.6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26cm 9.5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498cm 7.9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3cm 8.7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968cm 8.1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161cm 7.4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579cm 7.1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795cm 8.9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55cm 9.4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05cm 6.9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497cm 7.5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787cm 7.0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56cm 7.2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217cm 7.4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14cm 7.9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359cm 8.4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407cm 6.8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96cm 8.2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646cm 7.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21cm 6.8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949cm 8.5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72cm 7.7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54cm 8.4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38cm 8.9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22cm 9.3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479cm 7.64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04cm 6.90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86cm 8.7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221cm 8.0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831cm 8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87cm 8.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471cm 8.2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639cm 7.7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524cm 7.2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175cm 8.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927cm 7.5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109cm 7.9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362cm 8.8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934cm 7.2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665cm 7.9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404cm 7.4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598cm 6.70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015cm 6.4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23cm 8.20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86cm 8.7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5.042cm 6.1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933cm 6.87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5.224cm 6.3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996cm 6.4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53cm 6.7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575cm 7.2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795cm 7.7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844cm 6.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331cm 7.48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83cm 7.1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46cm 6.1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385cm 7.7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508cm 7.0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9cm 7.7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817cm 8.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458cm 8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914cm 6.9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5.041cm 6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42cm 10.03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177cm 9.3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789cm 9.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044cm 9.74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427cm 9.5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595cm 9.09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48cm 8.5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132cm 10.0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884cm 8.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065cm 9.2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319cm 10.16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891cm 8.5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623cm 9.31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361cm 8.73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555cm 8.0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3.972cm 7.7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4.188cm 9.5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1.22836272755361) translate (12.943cm 10.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998cm 7.4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89cm 8.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5.18cm 7.62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952cm 7.79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1cm 8.0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533cm 8.5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752cm 9.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8cm 7.4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289cm 8.80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039cm 8.4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603cm 7.4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341cm 9.1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465cm 8.3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47cm 9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773cm 9.5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415cm 9.9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3.872cm 8.2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4" draw:text-style-name="P10" draw:layer="layout" svg:width="0.254cm" svg:height="0.254cm" draw:transform="rotate (-1.7252579655964) translate (14.998cm 7.4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g>
          <draw:custom-shape draw:style-name="gr25" draw:text-style-name="P11" draw:layer="layout" svg:width="0.254cm" svg:height="0.254cm" draw:transform="rotate (1.45752445834046) translate (4.235cm 10.5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15cm 9.8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048cm 10.4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27cm 10.2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602cm 9.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658cm 9.49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17cm 8.9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35cm 10.57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91cm 9.2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155cm 9.5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633cm 10.5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25cm 8.90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35cm 9.7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322cm 8.96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74cm 8.4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17cm 8.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331cm 9.7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236cm 10.55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663cm 7.6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14cm 8.31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869cm 7.7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685cm 7.91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08cm 8.23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45cm 8.73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82cm 9.2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63cm 7.6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268cm 9.0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946cm 8.77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263cm 7.64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65cm 9.5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3cm 8.54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891cm 9.3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918cm 9.70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649cm 10.12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732cm 8.59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662cm 7.61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02cm 10.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82cm 10.26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115cm 10.8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37cm 10.6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669cm 10.3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25cm 9.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84cm 9.36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502cm 10.98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958cm 9.6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222cm 9.9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cm 11.0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92cm 9.31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02cm 10.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389cm 9.37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41cm 8.86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84cm 8.4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398cm 10.17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03cm 10.9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3cm 8.0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81cm 8.7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936cm 8.1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52cm 8.3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75cm 8.6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512cm 9.1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849cm 9.62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53cm 8.04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35cm 9.4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013cm 9.18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3cm 8.05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57cm 9.75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97cm 8.95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958cm 9.78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985cm 10.11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16cm 10.53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799cm 8.9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29cm 8.02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05cm 10.9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85cm 10.26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118cm 10.83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4cm 10.6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672cm 10.3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28cm 9.89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87cm 9.36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505cm 10.9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961cm 9.6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225cm 9.9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03cm 11.00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95cm 9.31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805cm 10.10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392cm 9.3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444cm 8.8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787cm 8.496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5.401cm 10.17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1.45752445834046) translate (4.306cm 10.958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33cm 8.0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84cm 8.72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939cm 8.1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55cm 8.32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78cm 8.64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515cm 9.14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852cm 9.621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533cm 8.04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38cm 9.459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016cm 9.18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333cm 8.05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6cm 9.7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4cm 8.95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961cm 9.78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988cm 10.112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19cm 10.533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4.802cm 8.997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25" draw:text-style-name="P11" draw:layer="layout" svg:width="0.254cm" svg:height="0.254cm" draw:transform="rotate (-1.49609623480954) translate (5.732cm 8.025cm)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custom-shape draw:style-name="gr26" draw:text-style-name="P12" draw:layer="layout" svg:width="3.81cm" svg:height="1.016cm" svg:x="6.461cm" svg:y="8.239cm">
          <text:p text:style-name="P3">fore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3:43:50.637676806</meta:creation-date>
    <dc:date>2022-02-18T15:02:30.593004182</dc:date>
    <meta:editing-duration>PT10M42S</meta:editing-duration>
    <meta:editing-cycles>3</meta:editing-cycles>
    <meta:generator>LibreOffice/6.4.7.2$Linux_X86_64 LibreOffice_project/40$Build-2</meta:generator>
    <meta:document-statistic meta:object-count="719"/>
  </office:meta>
</office:document-meta>
</file>